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401.72mm" svg:height="214.35mm" svg:x="69.66mm" svg:y="19.66mm">
            <loext:p draw:notify-on-update-of-ranges="Planilha1.B2:Planilha1.B6 Planilha1.A1:Planilha1.A1 Planilha1.A2:Planilha1.A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curácia</text:p>
          </table:table-cell>
          <table:table-cell/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string" calcext:value-type="string">
            <text:p>41 atributos</text:p>
          </table:table-cell>
        </table:table-row>
        <table:table-row table:style-name="ro1">
          <table:table-cell office:value-type="float" office:value="99.7" calcext:value-type="float">
            <text:p>99,7</text:p>
          </table:table-cell>
          <table:table-cell office:value-type="string" calcext:value-type="string">
            <text:p>30 atributos</text:p>
          </table:table-cell>
        </table:table-row>
        <table:table-row table:style-name="ro1">
          <table:table-cell office:value-type="float" office:value="99.67" calcext:value-type="float">
            <text:p>99,67</text:p>
          </table:table-cell>
          <table:table-cell office:value-type="string" calcext:value-type="string">
            <text:p>20 atributos</text:p>
          </table:table-cell>
        </table:table-row>
        <table:table-row table:style-name="ro1">
          <table:table-cell office:value-type="float" office:value="96.98" calcext:value-type="float">
            <text:p>96,98</text:p>
          </table:table-cell>
          <table:table-cell office:value-type="string" calcext:value-type="string">
            <text:p>12 atributos</text:p>
          </table:table-cell>
        </table:table-row>
        <table:table-row table:style-name="ro1">
          <table:table-cell office:value-type="float" office:value="96.81" calcext:value-type="float">
            <text:p>96,81</text:p>
          </table:table-cell>
          <table:table-cell office:value-type="string" calcext:value-type="string">
            <text:p>6 atribut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00:12:52.194488591</meta:creation-date>
    <dc:date>2017-12-31T00:18:50.413705315</dc:date>
    <meta:editing-duration>PT5M59S</meta:editing-duration>
    <meta:editing-cycles>1</meta:editing-cycles>
    <meta:document-statistic meta:table-count="1" meta:cell-count="1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73cm" svg:height="21.436cm" xlink:href=".." xlink:type="simple" chart:class="chart:bar" chart:style-name="ch1">
        <chart:legend chart:legend-position="end" svg:x="38.069cm" svg:y="10.419cm" style:legend-expansion="high" chart:style-name="ch2"/>
        <chart:plot-area chart:style-name="ch3" table:cell-range-address="Planilha1.A2:Planilha1.B6 Planilha1.A1:Planilha1.A1" chart:data-source-has-labels="both" svg:x="0.803cm" svg:y="0.428cm" svg:width="36.463cm" svg:height="20.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818cm" svg:y="0.428cm" svg:width="35.343cm" svg:height="19.9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lanilha1.B2:Planilha1.B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lanilha1.A2:Planilha1.A6" chart:label-cell-address="Planilha1.A1:Planilha1.A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urácia</text:p>
                <draw:g>
                  <svg:desc>Planilha1.A1:Planilha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1 atributos</text:p>
                <draw:g>
                  <svg:desc>Planilha1.B2:Planilha1.B6</svg:desc>
                </draw:g>
              </table:table-cell>
              <table:table-cell office:value-type="float" office:value="99.7">
                <text:p>99.7</text:p>
                <draw:g>
                  <svg:desc>Planilha1.A2:Planilha1.A6</svg:desc>
                </draw:g>
              </table:table-cell>
            </table:table-row>
            <table:table-row>
              <table:table-cell office:value-type="string">
                <text:p>30 atributos</text:p>
              </table:table-cell>
              <table:table-cell office:value-type="float" office:value="99.7">
                <text:p>99.7</text:p>
              </table:table-cell>
            </table:table-row>
            <table:table-row>
              <table:table-cell office:value-type="string">
                <text:p>20 atributos</text:p>
              </table:table-cell>
              <table:table-cell office:value-type="float" office:value="99.67">
                <text:p>99.67</text:p>
              </table:table-cell>
            </table:table-row>
            <table:table-row>
              <table:table-cell office:value-type="string">
                <text:p>12 atributos</text:p>
              </table:table-cell>
              <table:table-cell office:value-type="float" office:value="96.98">
                <text:p>96.98</text:p>
              </table:table-cell>
            </table:table-row>
            <table:table-row>
              <table:table-cell office:value-type="string">
                <text:p>6 atributos</text:p>
              </table:table-cell>
              <table:table-cell office:value-type="float" office:value="96.81">
                <text:p>96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